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ErrorHandler.handle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ErrorHandler.prepareErrorPipeline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ErrorHandler.SitemapErrorHandler( ErrorHandlerHelper handler , Environment environment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